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Lohit Devanagari1" svg:font-family="'Lohit Devanagari'"/>
    <style:font-face style:name="arial" svg:font-family="arial, sans-serif"/>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5d1b" officeooo:paragraph-rsid="000c5d1b"/>
    </style:style>
    <style:style style:name="P2" style:family="paragraph" style:parent-style-name="Standard">
      <style:text-properties style:font-name="FreeMono" fo:font-size="9pt" officeooo:rsid="000c5d1b" officeooo:paragraph-rsid="000c5d1b" style:font-size-asian="7.84999990463257pt" style:font-size-complex="9pt"/>
    </style:style>
    <style:style style:name="P3" style:family="paragraph" style:parent-style-name="Standard">
      <style:text-properties style:font-name="FreeMono" fo:font-size="11pt" officeooo:rsid="000c5d1b" officeooo:paragraph-rsid="000c5d1b" style:font-size-asian="11pt" style:font-size-complex="11pt"/>
    </style:style>
    <style:style style:name="P4" style:family="paragraph" style:parent-style-name="Standard">
      <style:text-properties style:font-name="FreeMono" fo:font-size="11pt" officeooo:rsid="000c5d1b" officeooo:paragraph-rsid="000fc911" style:font-size-asian="11pt" style:font-size-complex="11pt"/>
    </style:style>
    <style:style style:name="P5" style:family="paragraph" style:parent-style-name="Standard">
      <style:text-properties style:font-name="Liberation Serif" fo:font-size="12pt" officeooo:rsid="000c5d1b" officeooo:paragraph-rsid="000c5d1b" style:font-size-asian="10.5pt" style:font-size-complex="12pt"/>
    </style:style>
    <style:style style:name="P6" style:family="paragraph" style:parent-style-name="Standard">
      <style:text-properties fo:font-size="15pt" officeooo:rsid="000c5d1b" officeooo:paragraph-rsid="000c5d1b" style:font-size-asian="15pt" style:font-size-complex="15pt"/>
    </style:style>
    <style:style style:name="P7" style:family="paragraph" style:parent-style-name="Standard">
      <style:text-properties fo:font-size="11pt" officeooo:rsid="000c5d1b" officeooo:paragraph-rsid="000c5d1b" style:font-size-asian="11pt" style:font-size-complex="11pt"/>
    </style:style>
    <style:style style:name="P8" style:family="paragraph" style:parent-style-name="Standard">
      <style:text-properties fo:font-size="11pt" officeooo:rsid="000de209" officeooo:paragraph-rsid="000de209" style:font-size-asian="11pt" style:font-size-complex="11pt"/>
    </style:style>
    <style:style style:name="P9" style:family="paragraph" style:parent-style-name="Standard">
      <style:text-properties fo:font-size="11pt" officeooo:rsid="000fc911" officeooo:paragraph-rsid="000fc911" style:font-size-asian="11pt" style:font-size-complex="11pt"/>
    </style:style>
    <style:style style:name="P10" style:family="paragraph" style:parent-style-name="Standard">
      <style:text-properties fo:font-size="16pt" fo:font-weight="bold" officeooo:rsid="000c5d1b" officeooo:paragraph-rsid="000c5d1b" style:font-size-asian="16pt" style:font-weight-asian="bold" style:font-size-complex="16pt" style:font-weight-complex="bold"/>
    </style:style>
    <style:style style:name="P11" style:family="paragraph" style:parent-style-name="Standard">
      <style:text-properties fo:font-size="16pt" fo:font-weight="bold" officeooo:rsid="00129fd3" officeooo:paragraph-rsid="00129fd3" style:font-size-asian="16pt" style:font-weight-asian="bold" style:font-size-complex="16pt" style:font-weight-complex="bold"/>
    </style:style>
    <style:style style:name="P12" style:family="paragraph" style:parent-style-name="Standard">
      <style:text-properties fo:font-size="16pt" fo:font-weight="bold" officeooo:rsid="000c5d1b" officeooo:paragraph-rsid="000c5d1b" style:font-size-asian="14pt" style:font-weight-asian="bold" style:font-size-complex="16pt" style:font-weight-complex="bold"/>
    </style:style>
    <style:style style:name="P13" style:family="paragraph" style:parent-style-name="Standard">
      <style:text-properties officeooo:rsid="000fc911" officeooo:paragraph-rsid="000fc911"/>
    </style:style>
    <style:style style:name="P14" style:family="paragraph" style:parent-style-name="Standard">
      <style:text-properties officeooo:paragraph-rsid="000fc911"/>
    </style:style>
    <style:style style:name="P15" style:family="paragraph" style:parent-style-name="Standard">
      <style:text-properties fo:font-size="12pt" fo:font-weight="normal" officeooo:rsid="00129fd3" officeooo:paragraph-rsid="00129fd3" style:font-size-asian="10.5pt" style:font-weight-asian="normal" style:font-size-complex="12pt" style:font-weight-complex="normal"/>
    </style:style>
    <style:style style:name="P16" style:family="paragraph" style:parent-style-name="Standard">
      <style:text-properties fo:font-size="12pt" fo:font-weight="normal" officeooo:rsid="0016a39f" officeooo:paragraph-rsid="0016a39f" style:font-size-asian="10.5pt" style:font-weight-asian="normal" style:font-size-complex="12pt" style:font-weight-complex="normal"/>
    </style:style>
    <style:style style:name="P17" style:family="paragraph" style:parent-style-name="Standard">
      <style:text-properties fo:font-size="12pt" fo:font-weight="normal" officeooo:rsid="0018c94c" officeooo:paragraph-rsid="0018c94c" style:font-size-asian="10.5pt" style:font-weight-asian="normal" style:font-size-complex="12pt" style:font-weight-complex="normal"/>
    </style:style>
    <style:style style:name="P18" style:family="paragraph" style:parent-style-name="Standard">
      <style:text-properties fo:font-size="12pt" fo:font-weight="bold" officeooo:rsid="0018c94c" officeooo:paragraph-rsid="0018c94c" style:font-size-asian="10.5pt" style:font-weight-asian="bold" style:font-size-complex="12pt" style:font-weight-complex="bold"/>
    </style:style>
    <style:style style:name="P19" style:family="paragraph" style:parent-style-name="Table_20_Contents">
      <style:text-properties fo:font-size="12pt" style:font-size-asian="10.5pt" style:font-size-complex="12pt"/>
    </style:style>
    <style:style style:name="P20" style:family="paragraph" style:parent-style-name="Table_20_Contents">
      <style:text-properties fo:font-size="12pt" officeooo:rsid="0013d58a" officeooo:paragraph-rsid="0013d58a" style:font-size-asian="10.5pt" style:font-size-complex="12pt"/>
    </style:style>
    <style:style style:name="T1" style:family="text">
      <style:text-properties style:font-name="FreeMono"/>
    </style:style>
    <style:style style:name="T2" style:family="text">
      <style:text-properties style:font-name="FreeMono" officeooo:rsid="000c83d1"/>
    </style:style>
    <style:style style:name="T3" style:family="text">
      <style:text-properties style:font-name="FreeMono" fo:font-size="11pt" style:font-size-asian="11pt" style:font-size-complex="11pt"/>
    </style:style>
    <style:style style:name="T4" style:family="text">
      <style:text-properties style:font-name="FreeMono" fo:font-size="11pt" officeooo:rsid="000fc911" style:font-size-asian="11pt" style:font-size-complex="11pt"/>
    </style:style>
    <style:style style:name="T5" style:family="text">
      <style:text-properties fo:font-variant="normal" fo:text-transform="none" fo:color="#000000" style:font-name="FreeMono" fo:font-size="11pt" fo:letter-spacing="normal" fo:language="en" fo:country="US" fo:font-style="normal" fo:font-weight="normal" officeooo:rsid="000fc911" style:font-size-asian="11pt" style:font-size-complex="11pt"/>
    </style:style>
    <style:style style:name="T6" style:family="text">
      <style:text-properties fo:font-variant="normal" fo:text-transform="none" fo:color="#222222" style:font-name="arial" fo:font-size="22.5pt" fo:letter-spacing="normal" fo:font-style="normal"/>
    </style:style>
    <style:style style:name="T7" style:family="text">
      <style:text-properties officeooo:rsid="0013d58a"/>
    </style:style>
    <style:style style:name="T8" style:family="text">
      <style:text-properties officeooo:rsid="00185633"/>
    </style:style>
    <style:style style:name="T9" style:family="text">
      <style:text-properties officeooo:rsid="001b3e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n Thomas</text:p>
      <text:p text:style-name="P1">Lab 4</text:p>
      <text:p text:style-name="P1">COSC 420</text:p>
      <text:p text:style-name="P1"/>
      <text:p text:style-name="P12">ReadMe</text:p>
      <text:p text:style-name="P1"/>
      <text:p text:style-name="P1"/>
      <text:p text:style-name="P3">files included: </text:p>
      <text:p text:style-name="P3"/>
      <text:p text:style-name="P3">lab4.c</text:p>
      <text:p text:style-name="P3">individualtest.c</text:p>
      <text:p text:style-name="P3">hacker.sh</text:p>
      <text:p text:style-name="P3"/>
      <text:p text:style-name="P3"/>
      <text:p text:style-name="P3"/>
      <text:p text:style-name="P4">Passwords recovered:</text:p>
      <text:p text:style-name="P4"/>
      <text:p text:style-name="P4">maria: password123</text:p>
      <text:p text:style-name="P4">bob: fluffy</text:p>
      <text:p text:style-name="P4">george: red32</text:p>
      <text:p text:style-name="P4">jtanderson: 100nodes</text:p>
      <text:p text:style-name="P4">alice: 99puppy</text:p>
      <text:p text:style-name="P4">rmshifler: 1genius</text:p>
      <text:p text:style-name="P4"/>
      <text:p text:style-name="P4"/>
      <text:p text:style-name="P3"/>
      <text:p text:style-name="P3">lab4.c – actual lab, reads in dictionary of English words and shadow file. Appends all every numeric combination from 0-999 as prefixes and suffixes to every word in the dictionary, hashes, and compares to hash of every user in shadow file</text:p>
      <text:p text:style-name="P3"/>
      <text:p text:style-name="P3">individualtest.c – tests an individual word that the user has reason to believe may be a password (for example, it was rumored that ‘nodes’ was the password for a <text:s/>user, nodes is replaced for words variable, and the brute forcing of numeric combinations is distributed across nodes)</text:p>
      <text:p text:style-name="P3"/>
      <text:p text:style-name="P7"><text:span text:style-name="T1">The main difference between the files (besides the obvious difference of using all dictionary words) is that lab4.c parallelizes by splitting the dictionary among all nodes used, while individualtest.</text:span><text:span text:style-name="T2">c</text:span><text:span text:style-name="T1"> parallelizes by distributing the range of numbers appended across the nodes.</text:span></text:p>
      <text:p text:style-name="P7"><text:span text:style-name="T1"/></text:p>
      <text:p text:style-name="P8"><text:span text:style-name="T1">Theoretical time complexity: The number of words divided by the number of nodes (w/n), multiplied by the maximum range used as a prefix and suffix</text:span></text:p>
      <text:p text:style-name="P8"><text:span text:style-name="T1"/></text:p>
      <text:p text:style-name="P9"><text:span text:style-name="T1">The number of nodes does not perfectly divide the program runtime (as a result of communication overhead between nodes) however it comes close as the perfectly divides the amount of work to be done on each node</text:span></text:p>
      <text:p text:style-name="P9"><text:span text:style-name="T1"/></text:p>
      <text:p text:style-name="P14"><text:span text:style-name="T4">Real world usage of this code would be for use by black-hat hackers which wish to illegally gain access to unauthorized linux systems. This could be for financial gain, by political motivation, or simply (in the case of a group similar to </text:span><text:bookmark text:name="firstHeading"/><text:span text:style-name="T5">LulzSec</text:span><text:span text:style-name="T4">) “for the lulz”.</text:span></text:p>
      <text:p text:style-name="P14"><text:span text:style-name="T4"/></text:p>
      <text:p text:style-name="P13"><text:span text:style-name="T4">T</text:span><text:span text:style-name="T3">he code could be improved by creating a more efficient read in system which utilizes shared memory, and by using a more efficient way of generating numbers as strings to append to a dictionary word.</text:span></text:p>
      <text:p text:style-name="P1"/>
      <text:p text:style-name="P6"/>
      <text:p text:style-name="P11"><text:soft-page-break/>Points of Concern</text:p>
      <text:p text:style-name="P11"/>
      <text:p text:style-name="P15">There are some aspects of the program which could be improved:</text:p>
      <text:p text:style-name="P15"/>
      <text:p text:style-name="P15">-Both files (dictionary, shadow) are read in independently on all nodes used, this (theoretically) should be faster than reading in on one node, then distributing through shared memory, however has shown to be somewhat poor performance</text:p>
      <text:p text:style-name="P15"/>
      <text:p text:style-name="P15">-The appending of the numbers uses sprintf to convert a number to a string, it is unknown whether this could be improved through a manual conversion method</text:p>
      <text:p text:style-name="P10"/>
      <text:p text:style-name="P11">Run times</text:p>
      <text:p text:style-name="P11"/>
      <text:p text:style-name="P15">First, observe, the runtimes for individualtest.c to see the performance for brute forcing a single word.</text:p>
      <text:p text:style-name="P16">This following <text:span text:style-name="T8">shows the time it takes for 999 as the max number appended, and 9999 as the max, in seconds, on various amounts of nodes</text:span></text:p>
      <text:p text:style-name="P15"/>
      <table:table table:name="Table1" table:style-name="Table1">
        <table:table-column table:style-name="Table1.A" table:number-columns-repeated="3"/>
        <table:table-row>
          <table:table-cell table:style-name="Table1.A1" office:value-type="string">
            <text:p text:style-name="P20"># nodes</text:p>
          </table:table-cell>
          <table:table-cell table:style-name="Table1.A1" office:value-type="string">
            <text:p text:style-name="P20">Max: 999</text:p>
          </table:table-cell>
          <table:table-cell table:style-name="Table1.C1" office:value-type="string">
            <text:p text:style-name="P20">Max: 9999</text:p>
          </table:table-cell>
        </table:table-row>
        <table:table-row>
          <table:table-cell table:style-name="Table1.A2" office:value-type="string">
            <text:p text:style-name="P20">1</text:p>
          </table:table-cell>
          <table:table-cell table:style-name="Table1.A2" office:value-type="string">
            <text:p text:style-name="P20">1.673</text:p>
          </table:table-cell>
          <table:table-cell table:style-name="Table1.C2" office:value-type="string">
            <text:p text:style-name="P20">7.865</text:p>
          </table:table-cell>
        </table:table-row>
        <table:table-row>
          <table:table-cell table:style-name="Table1.A2" office:value-type="string">
            <text:p text:style-name="P20">2</text:p>
          </table:table-cell>
          <table:table-cell table:style-name="Table1.A2" office:value-type="string">
            <text:p text:style-name="P20">1.0305</text:p>
          </table:table-cell>
          <table:table-cell table:style-name="Table1.C2" office:value-type="string">
            <text:p text:style-name="P20">4.659</text:p>
          </table:table-cell>
        </table:table-row>
        <table:table-row>
          <table:table-cell table:style-name="Table1.A2" office:value-type="string">
            <text:p text:style-name="P20">6</text:p>
          </table:table-cell>
          <table:table-cell table:style-name="Table1.A2" office:value-type="string">
            <text:p text:style-name="P20">1.095</text:p>
          </table:table-cell>
          <table:table-cell table:style-name="Table1.C2" office:value-type="string">
            <text:p text:style-name="P20">2.296</text:p>
          </table:table-cell>
        </table:table-row>
        <table:table-row>
          <table:table-cell table:style-name="Table1.A2" office:value-type="string">
            <text:p text:style-name="P20">12</text:p>
          </table:table-cell>
          <table:table-cell table:style-name="Table1.A2" office:value-type="string">
            <text:p text:style-name="P20">1.039</text:p>
          </table:table-cell>
          <table:table-cell table:style-name="Table1.C2" office:value-type="string">
            <text:p text:style-name="P20">1.943</text:p>
          </table:table-cell>
        </table:table-row>
        <table:table-row>
          <table:table-cell table:style-name="Table1.A2" office:value-type="string">
            <text:p text:style-name="P20">60</text:p>
          </table:table-cell>
          <table:table-cell table:style-name="Table1.A2" office:value-type="string">
            <text:p text:style-name="P19">.<text:span text:style-name="T7">02</text:span></text:p>
          </table:table-cell>
          <table:table-cell table:style-name="Table1.C2" office:value-type="string">
            <text:p text:style-name="P19">.<text:span text:style-name="T7">25</text:span></text:p>
          </table:table-cell>
        </table:table-row>
        <table:table-row>
          <table:table-cell table:style-name="Table1.A2" office:value-type="string">
            <text:p text:style-name="P20">120</text:p>
          </table:table-cell>
          <table:table-cell table:style-name="Table1.A2" office:value-type="string">
            <text:p text:style-name="P19">.<text:span text:style-name="T7">03</text:span></text:p>
          </table:table-cell>
          <table:table-cell table:style-name="Table1.C2" office:value-type="string">
            <text:p text:style-name="P19">.<text:span text:style-name="T7">12</text:span></text:p>
          </table:table-cell>
        </table:table-row>
      </table:table>
      <text:p text:style-name="P15"/>
      <text:p text:style-name="P15"/>
      <text:p text:style-name="P17">In relation to lab4.c, we can see how fast a single word will take with 999 and 9999 numbers appended, as in lab4.c each node will handle all numbers appended.</text:p>
      <text:p text:style-name="P17"/>
      <text:p text:style-name="P17">This closely matches the actual performance of the algorithm:</text:p>
      <text:p text:style-name="P17"/>
      <text:p text:style-name="P17">Only two runtimes were taken from the actual algorithm <text:span text:style-name="T9">for the full dictionary</text:span>:</text:p>
      <text:p text:style-name="P17"/>
      <text:p text:style-name="P18">for a max of 999 (on 120 nodes): ~3.265 hours (11761.200 seconds)</text:p>
      <text:p text:style-name="P18">for a <text:s/>max of 9999 (on 120 nodes): ~7.74 hours (27880.6900 seconds)</text:p>
      <text:p text:style-name="P10"/>
      <text:p text:style-name="P10"/>
      <text:p text:style-name="P10"/>
      <text:p text:style-name="P10"/>
      <text:p text:style-name="P10"/>
      <text:p text:style-name="P10"/>
      <text:p text:style-name="P10"/>
      <text:p text:style-name="P10"><text:soft-page-break/></text:p>
      <text:p text:style-name="P10">Source Code</text:p>
      <text:p text:style-name="P1"/>
      <text:p text:style-name="P1">lab4.c)</text:p>
      <text:p text:style-name="P1"/>
      <text:p text:style-name="P2">#define _XOPEN_SOURCE</text:p>
      <text:p text:style-name="P2">#include &lt;unistd.h&gt;</text:p>
      <text:p text:style-name="P2">#include &lt;stdio.h&gt;</text:p>
      <text:p text:style-name="P2">#include &lt;stdlib.h&gt;</text:p>
      <text:p text:style-name="P2">#include &lt;fcntl.h&gt;</text:p>
      <text:p text:style-name="P2">#include &lt;string.h&gt;</text:p>
      <text:p text:style-name="P2">#include &lt;mpi.h&gt;</text:p>
      <text:p text:style-name="P2">#include &lt;time.h&gt;</text:p>
      <text:p text:style-name="P2">#include &lt;math.h&gt;</text:p>
      <text:p text:style-name="P2"/>
      <text:p text:style-name="P2">/*</text:p>
      <text:p text:style-name="P2"/>
      <text:p text:style-name="P2">Hacker lab</text:p>
      <text:p text:style-name="P2"/>
      <text:p text:style-name="P2">Here's what I could find after ~3 hours on the cluster:</text:p>
      <text:p text:style-name="P2"/>
      <text:p text:style-name="P2">maria: password123</text:p>
      <text:p text:style-name="P2">bob: fluffy</text:p>
      <text:p text:style-name="P2">george: red32</text:p>
      <text:p text:style-name="P2">jtanderson: 100nodes</text:p>
      <text:p text:style-name="P2">alice: 99puppy</text:p>
      <text:p text:style-name="P2">rmshifler: 1genius</text:p>
      <text:p text:style-name="P2"/>
      <text:p text:style-name="P2">*/</text:p>
      <text:p text:style-name="P2"/>
      <text:p text:style-name="P2">//clearing a string</text:p>
      <text:p text:style-name="P2">void strReset(char word[], int strsize){</text:p>
      <text:p text:style-name="P2"><text:s text:c="2"/>int i;</text:p>
      <text:p text:style-name="P2"><text:s text:c="2"/>for(i = 0; i &lt; strsize; i++){</text:p>
      <text:p text:style-name="P2"><text:s text:c="4"/>word[i] = '\0';</text:p>
      <text:p text:style-name="P2"><text:s text:c="2"/>}</text:p>
      <text:p text:style-name="P2">}</text:p>
      <text:p text:style-name="P2"/>
      <text:p text:style-name="P2">//for manually appending a \0 at the end of a string</text:p>
      <text:p text:style-name="P2">void strResize(char *str){</text:p>
      <text:p text:style-name="P2"/>
      <text:p text:style-name="P2"><text:s text:c="2"/>int i, strsize = strlen(str)-1;</text:p>
      <text:p text:style-name="P2"><text:s text:c="2"/>str[strsize-1] = '\0';</text:p>
      <text:p text:style-name="P2"><text:s text:c="2"/>/*</text:p>
      <text:p text:style-name="P2"><text:s text:c="2"/>for(i = strsize; i &gt; 0; i--){</text:p>
      <text:p text:style-name="P2"><text:s text:c="4"/>printf("(%d %c)", (int)str[i], str[i]);</text:p>
      <text:p text:style-name="P2"><text:s text:c="4"/>if((int)str[i] == -1){</text:p>
      <text:p text:style-name="P2"><text:s text:c="6"/>str[i] = '\0';</text:p>
      <text:p text:style-name="P2"><text:s text:c="6"/>return;</text:p>
      <text:p text:style-name="P2"><text:s text:c="4"/>} else {</text:p>
      <text:p text:style-name="P2"><text:s text:c="6"/>str[i] = '\0';</text:p>
      <text:p text:style-name="P2"><text:s text:c="4"/>}</text:p>
      <text:p text:style-name="P2"><text:s text:c="2"/>}</text:p>
      <text:p text:style-name="P2"><text:s text:c="2"/>*/</text:p>
      <text:p text:style-name="P2">}</text:p>
      <text:p text:style-name="P2"/>
      <text:p text:style-name="P2">//string to int (not used)</text:p>
      <text:p text:style-name="P2">int stringtoint(char *c){</text:p>
      <text:p text:style-name="P2"/>
      <text:p text:style-name="P2"><text:s text:c="2"/>//convert string to int</text:p>
      <text:p text:style-name="P2"><text:s text:c="2"/>//cant use atoi</text:p>
      <text:p text:style-name="P2"/>
      <text:p text:style-name="P2"><text:s text:c="2"/>int i = 0, num = 0;</text:p>
      <text:p text:style-name="P2"><text:s text:c="2"/>while(c[i] != '\0'){</text:p>
      <text:p text:style-name="P2"><text:s text:c="4"/>num = 10 * num + (c[i] - '0');</text:p>
      <text:p text:style-name="P2"><text:s text:c="4"/>i++;</text:p>
      <text:p text:style-name="P2"><text:s text:c="2"/>}</text:p>
      <text:p text:style-name="P2"/>
      <text:p text:style-name="P2"><text:s text:c="2"/>return num;</text:p>
      <text:p text:style-name="P2"/>
      <text:p text:style-name="P2">}</text:p>
      <text:p text:style-name="P2"><text:soft-page-break/></text:p>
      <text:p text:style-name="P2">int numDigits(int n){</text:p>
      <text:p text:style-name="P2"/>
      <text:p text:style-name="P2"><text:s text:c="2"/>int count = 0;</text:p>
      <text:p text:style-name="P2"/>
      <text:p text:style-name="P2"><text:s text:c="2"/>while(n != 0){</text:p>
      <text:p text:style-name="P2"><text:s text:c="4"/>count++;</text:p>
      <text:p text:style-name="P2"><text:s text:c="4"/>n /= 10;</text:p>
      <text:p text:style-name="P2"><text:s text:c="2"/>}</text:p>
      <text:p text:style-name="P2"/>
      <text:p text:style-name="P2"><text:s text:c="2"/>return count;</text:p>
      <text:p text:style-name="P2"/>
      <text:p text:style-name="P2">}</text:p>
      <text:p text:style-name="P2"/>
      <text:p text:style-name="P2">//too slow</text:p>
      <text:p text:style-name="P2">//fix this</text:p>
      <text:p text:style-name="P2">void intToString(int n, char str[]){</text:p>
      <text:p text:style-name="P2"><text:s text:c="2"/>sprintf(str, "%d", n);</text:p>
      <text:p text:style-name="P2">}</text:p>
      <text:p text:style-name="P2"/>
      <text:p text:style-name="P2">void prefix(int pre, char *str, char output[]){</text:p>
      <text:p text:style-name="P2"/>
      <text:p text:style-name="P2"><text:s text:c="2"/>int sLength = strlen(str);</text:p>
      <text:p text:style-name="P2"><text:s text:c="2"/>int preLength = numDigits(pre);</text:p>
      <text:p text:style-name="P2"><text:s text:c="2"/>int i;</text:p>
      <text:p text:style-name="P2"/>
      <text:p text:style-name="P2"><text:s text:c="2"/>char prefix[preLength];</text:p>
      <text:p text:style-name="P2"><text:s text:c="2"/>intToString(pre, prefix);</text:p>
      <text:p text:style-name="P2"/>
      <text:p text:style-name="P2"><text:s text:c="2"/>int wordsize = (preLength + sLength);</text:p>
      <text:p text:style-name="P2"/>
      <text:p text:style-name="P2"><text:s text:c="2"/>for(i = 0; i &lt; preLength; i++){</text:p>
      <text:p text:style-name="P2"><text:s text:c="4"/>output[i] = prefix[i];</text:p>
      <text:p text:style-name="P2"><text:s text:c="2"/>}</text:p>
      <text:p text:style-name="P2"/>
      <text:p text:style-name="P2"><text:s text:c="2"/>int localindex = 0;</text:p>
      <text:p text:style-name="P2"><text:s text:c="2"/>for(i = preLength; i &lt; (sLength + preLength); i++){</text:p>
      <text:p text:style-name="P2"><text:s text:c="4"/>output[i] = str[localindex];</text:p>
      <text:p text:style-name="P2"><text:s text:c="4"/>localindex++;</text:p>
      <text:p text:style-name="P2"><text:s text:c="2"/>}</text:p>
      <text:p text:style-name="P2"/>
      <text:p text:style-name="P2"><text:s text:c="2"/>output[wordsize] = '\0'; //string may not be terminated correctly, add \0 to end</text:p>
      <text:p text:style-name="P2"/>
      <text:p text:style-name="P2">}</text:p>
      <text:p text:style-name="P2"/>
      <text:p text:style-name="P2">void suffix(int suf, char *str, char output[]){</text:p>
      <text:p text:style-name="P2"/>
      <text:p text:style-name="P2"><text:s text:c="2"/>int sLength = strlen(str);</text:p>
      <text:p text:style-name="P2"><text:s text:c="2"/>int sufLength = numDigits(suf);</text:p>
      <text:p text:style-name="P2"><text:s text:c="2"/>int i;</text:p>
      <text:p text:style-name="P2"/>
      <text:p text:style-name="P2"><text:s text:c="2"/>char suffix[sufLength];</text:p>
      <text:p text:style-name="P2"><text:s text:c="2"/>intToString(suf, suffix);</text:p>
      <text:p text:style-name="P2"/>
      <text:p text:style-name="P2"><text:s text:c="2"/>int wordsize = (sLength + sufLength);</text:p>
      <text:p text:style-name="P2"/>
      <text:p text:style-name="P2"><text:s text:c="2"/>for(i = 0; i &lt; sLength; i++){</text:p>
      <text:p text:style-name="P2"><text:s text:c="4"/>output[i] = str[i];</text:p>
      <text:p text:style-name="P2"><text:s text:c="2"/>}</text:p>
      <text:p text:style-name="P2"/>
      <text:p text:style-name="P2"><text:s text:c="2"/>int localindex = 0;</text:p>
      <text:p text:style-name="P2"><text:s text:c="2"/>for(i = sLength; i &lt; wordsize; i++){</text:p>
      <text:p text:style-name="P2"><text:s text:c="4"/>output[i] = suffix[localindex];</text:p>
      <text:p text:style-name="P2"><text:s text:c="4"/>localindex++;</text:p>
      <text:p text:style-name="P2"><text:s text:c="2"/>}</text:p>
      <text:p text:style-name="P2"/>
      <text:p text:style-name="P2"><text:s text:c="2"/>output[wordsize] = '\0'; //string may not be terminated correctly, add \0 to end</text:p>
      <text:p text:style-name="P2"/>
      <text:p text:style-name="P2">}</text:p>
      <text:p text:style-name="P2"/>
      <text:p text:style-name="P2">//first, brute force all dictionary words</text:p>
      <text:p text:style-name="P2">//not actually needed as alphanumeric covers this</text:p>
      <text:p text:style-name="P2">void alpha(char shadow[][100], char dict[][100], char users[][100], int shadowcount, int start, int end){</text:p>
      <text:p text:style-name="P2"><text:s text:c="2"/>int i, j;</text:p>
      <text:p text:style-name="P2"><text:soft-page-break/><text:s text:c="2"/>char* salt = "$1$ab";</text:p>
      <text:p text:style-name="P2"><text:s text:c="2"/>for(i = start; i &lt; end; i++){</text:p>
      <text:p text:style-name="P2"><text:s text:c="4"/>char* cypertext = crypt(dict[i], salt);</text:p>
      <text:p text:style-name="P2"><text:s text:c="4"/>for(j = 0; j &lt; shadowcount; j++){</text:p>
      <text:p text:style-name="P2"><text:s text:c="6"/>if(strcmp(cypertext, shadow[j]) == 0){</text:p>
      <text:p text:style-name="P2"><text:s text:c="8"/>printf("User %s has password %s\n", users[j], dict[i]);</text:p>
      <text:p text:style-name="P2"><text:s text:c="6"/>}</text:p>
      <text:p text:style-name="P2"><text:s text:c="4"/>}</text:p>
      <text:p text:style-name="P2"/>
      <text:p text:style-name="P2"><text:s text:c="4"/>if(i % 1000 == 0){</text:p>
      <text:p text:style-name="P2"><text:s text:c="4"/>// <text:s/>printf("%d / %d words tested\n", i, dictcount);</text:p>
      <text:p text:style-name="P2"><text:s text:c="4"/>}</text:p>
      <text:p text:style-name="P2"><text:s text:c="2"/>}</text:p>
      <text:p text:style-name="P2">}</text:p>
      <text:p text:style-name="P2"/>
      <text:p text:style-name="P2">//try all alphanumeric combinations (eg using 1, 12 -&gt; 99999 as prefix or suffix)</text:p>
      <text:p text:style-name="P2">void alphanumeric(char shadow[][100], char dict[][100], char users[][100], int shadowcount, int start, int end, int max){</text:p>
      <text:p text:style-name="P2"><text:s text:c="2"/>int i, j, ps;</text:p>
      <text:p text:style-name="P2"><text:s text:c="2"/>char* salt = "$1$ab";</text:p>
      <text:p text:style-name="P2"/>
      <text:p text:style-name="P2"><text:s text:c="2"/>/*</text:p>
      <text:p text:style-name="P2"/>
      <text:p text:style-name="P2"><text:s text:c="2"/>perform prefixes and suffixes seperately</text:p>
      <text:p text:style-name="P2"><text:s text:c="2"/>as the prefix gets overwritten by suffix</text:p>
      <text:p text:style-name="P2"/>
      <text:p text:style-name="P2"><text:s text:c="2"/>strange side effect of crypt() call</text:p>
      <text:p text:style-name="P2"><text:s text:c="2"/>gave false positives</text:p>
      <text:p text:style-name="P2"><text:s text:c="2"/>*/</text:p>
      <text:p text:style-name="P2"/>
      <text:p text:style-name="P2"><text:s text:c="2"/>for(i = start; i &lt; end; i++){ //loop through words, this gets parallelized</text:p>
      <text:p text:style-name="P2"/>
      <text:p text:style-name="P2"><text:s text:c="4"/>for(ps = 0; ps &lt; max; ps++){</text:p>
      <text:p text:style-name="P2"/>
      <text:p text:style-name="P2"><text:s text:c="6"/>//get the word appended to a prefix/suffix</text:p>
      <text:p text:style-name="P2"><text:s text:c="6"/>char preword[strlen(dict[i]) + numDigits(ps)];</text:p>
      <text:p text:style-name="P2"><text:s text:c="6"/>prefix(ps, dict[i], preword);</text:p>
      <text:p text:style-name="P2"/>
      <text:p text:style-name="P2"><text:s text:c="6"/>//encrypt</text:p>
      <text:p text:style-name="P2"><text:s text:c="6"/>char* prefixCrypt = crypt(preword, salt);</text:p>
      <text:p text:style-name="P2"/>
      <text:p text:style-name="P2"><text:s text:c="6"/>//check both to all shadow files</text:p>
      <text:p text:style-name="P2"><text:s text:c="6"/>for(j = 0; j &lt; shadowcount; j++){</text:p>
      <text:p text:style-name="P2"><text:s text:c="8"/>if(strcmp(prefixCrypt, shadow[j]) == 0){</text:p>
      <text:p text:style-name="P2"><text:s text:c="10"/>printf("User %s has password %s\n", users[j], preword);</text:p>
      <text:p text:style-name="P2"><text:s text:c="8"/>}</text:p>
      <text:p text:style-name="P2"><text:s text:c="6"/>}</text:p>
      <text:p text:style-name="P2"><text:s text:c="4"/>}</text:p>
      <text:p text:style-name="P2"/>
      <text:p text:style-name="P2"><text:s text:c="4"/>for(ps = 0; ps &lt; max; ps++){</text:p>
      <text:p text:style-name="P2"/>
      <text:p text:style-name="P2"><text:s text:c="6"/>//get the word appended to a suffix</text:p>
      <text:p text:style-name="P2"><text:s text:c="6"/>char sufword[strlen(dict[i]) + numDigits(ps)];</text:p>
      <text:p text:style-name="P2"><text:s text:c="6"/>suffix(ps, dict[i], sufword);</text:p>
      <text:p text:style-name="P2"/>
      <text:p text:style-name="P2"><text:s text:c="6"/>//encrypt</text:p>
      <text:p text:style-name="P2"><text:s text:c="6"/>char *suffixCrypt = crypt(sufword, salt);</text:p>
      <text:p text:style-name="P2"/>
      <text:p text:style-name="P2"><text:s text:c="6"/>//check both to all shadow files</text:p>
      <text:p text:style-name="P2"><text:s text:c="6"/>for(j = 0; j &lt; shadowcount; j++){</text:p>
      <text:p text:style-name="P2"><text:s text:c="8"/>if(strcmp(suffixCrypt, shadow[j]) == 0){</text:p>
      <text:p text:style-name="P2"><text:s text:c="10"/>printf("User %s has password %s\n", users[j], sufword);</text:p>
      <text:p text:style-name="P2"><text:s text:c="8"/>}</text:p>
      <text:p text:style-name="P2"><text:s text:c="6"/>}</text:p>
      <text:p text:style-name="P2"><text:s text:c="4"/>}</text:p>
      <text:p text:style-name="P2"><text:s text:c="2"/>}</text:p>
      <text:p text:style-name="P2">}</text:p>
      <text:p text:style-name="P2"/>
      <text:p text:style-name="P2">int main(int argc, char **argv){</text:p>
      <text:p text:style-name="P2"/>
      <text:p text:style-name="P2"><text:s text:c="2"/>int wsize, rank;</text:p>
      <text:p text:style-name="P2"><text:s text:c="2"/>MPI_Init(&amp;argc, &amp;argv);</text:p>
      <text:p text:style-name="P2"><text:s text:c="2"/>MPI_Comm_size(MPI_COMM_WORLD, &amp;wsize);</text:p>
      <text:p text:style-name="P2"><text:s text:c="2"/>MPI_Comm_rank(MPI_COMM_WORLD, &amp;rank);</text:p>
      <text:p text:style-name="P2"/>
      <text:p text:style-name="P2"><text:soft-page-break/><text:s text:c="2"/>//hardset sizes</text:p>
      <text:p text:style-name="P2"><text:s text:c="2"/>int dictlines = 235886, shadowlines = 11;</text:p>
      <text:p text:style-name="P2"><text:s text:c="2"/>int hardsize = 100; //max string size</text:p>
      <text:p text:style-name="P2"/>
      <text:p text:style-name="P2"><text:s text:c="2"/>/*</text:p>
      <text:p text:style-name="P2"/>
      <text:p text:style-name="P2"><text:s text:c="2"/>I attempted to:</text:p>
      <text:p text:style-name="P2"/>
      <text:p text:style-name="P2"><text:s text:c="2"/>-read files in on master node</text:p>
      <text:p text:style-name="P2"><text:s text:c="2"/>-create a window to share the full dictionary with other nodes in comm world</text:p>
      <text:p text:style-name="P2"/>
      <text:p text:style-name="P2"><text:s text:c="2"/>However, issues arose with dynamic allocation for the dictionary on master node</text:p>
      <text:p text:style-name="P2"/>
      <text:p text:style-name="P2"><text:s text:c="2"/>as you need to dynamically allocate on master node for a window, shared memory was not an option here</text:p>
      <text:p text:style-name="P2"/>
      <text:p text:style-name="P2"><text:s text:c="2"/>So, all nodes read in individually (not great, but somewhat fast, and works)</text:p>
      <text:p text:style-name="P2"/>
      <text:p text:style-name="P2"><text:s text:c="2"/>*/</text:p>
      <text:p text:style-name="P2"/>
      <text:p text:style-name="P2">/*</text:p>
      <text:p text:style-name="P2"><text:s text:c="2"/>//for splitting communication</text:p>
      <text:p text:style-name="P2"><text:s text:c="2"/>int nodesize, noderank;</text:p>
      <text:p text:style-name="P2"><text:s text:c="2"/>MPI_Comm nodecomm;</text:p>
      <text:p text:style-name="P2"><text:s text:c="2"/>MPI_Comm_split_type(MPI_COMM_WORLD, MPI_COMM_TYPE_SHARED, rank, MPI_INFO_NULL, &amp;nodecomm);</text:p>
      <text:p text:style-name="P2"><text:s text:c="2"/>MPI_Comm_size(nodecomm, &amp;nodesize);</text:p>
      <text:p text:style-name="P2"><text:s text:c="2"/>MPI_Comm_rank(nodecomm, &amp;noderank);</text:p>
      <text:p text:style-name="P2"/>
      <text:p text:style-name="P2"><text:s text:c="2"/>char dict[dictlines][hardsize];</text:p>
      <text:p text:style-name="P2"/>
      <text:p text:style-name="P2"><text:s text:c="2"/>int localdictsize = 0;</text:p>
      <text:p text:style-name="P2"><text:s text:c="2"/>char localdict[dictlines][hardsize];</text:p>
      <text:p text:style-name="P2"/>
      <text:p text:style-name="P2"><text:s text:c="2"/>MPI_Win windict;</text:p>
      <text:p text:style-name="P2"/>
      <text:p text:style-name="P2"><text:s text:c="2"/>MPI_Aint winsize;</text:p>
      <text:p text:style-name="P2"><text:s text:c="2"/>int windisp;</text:p>
      <text:p text:style-name="P2"/>
      <text:p text:style-name="P2"><text:s text:c="2"/>//root allocates for dictionary</text:p>
      <text:p text:style-name="P2"><text:s text:c="2"/>if (noderank == 0){</text:p>
      <text:p text:style-name="P2"><text:s text:c="4"/>localdictsize = dictlines;</text:p>
      <text:p text:style-name="P2"><text:s text:c="2"/>}</text:p>
      <text:p text:style-name="P2"/>
      <text:p text:style-name="P2"><text:s text:c="2"/>if (noderank != 0){</text:p>
      <text:p text:style-name="P2"><text:s text:c="4"/>MPI_Win_shared_query(wintable, 0, &amp;winsize, &amp;windisp, &amp;table);</text:p>
      <text:p text:style-name="P2"><text:s text:c="2"/>}</text:p>
      <text:p text:style-name="P2"/>
      <text:p text:style-name="P2"><text:s text:c="2"/>MPI_Win_fence(0, wintable);</text:p>
      <text:p text:style-name="P2">*/</text:p>
      <text:p text:style-name="P2"/>
      <text:p text:style-name="P2">// <text:s/>if(rank == 0){</text:p>
      <text:p text:style-name="P2"/>
      <text:p text:style-name="P2"><text:s text:c="4"/>int filedes[2];</text:p>
      <text:p text:style-name="P2"/>
      <text:p text:style-name="P2"><text:s text:c="4"/>filedes[0] = open("words.txt", O_RDONLY);</text:p>
      <text:p text:style-name="P2"><text:s text:c="4"/>filedes[1] = open("shadow.txt", O_RDONLY);</text:p>
      <text:p text:style-name="P2"/>
      <text:p text:style-name="P2"><text:s text:c="4"/>if(filedes[0] == -1 || filedes[1] == -1){</text:p>
      <text:p text:style-name="P2"><text:s text:c="6"/>printf("File open err\n");</text:p>
      <text:p text:style-name="P2"><text:s text:c="6"/>return 0;</text:p>
      <text:p text:style-name="P2"><text:s text:c="4"/>}</text:p>
      <text:p text:style-name="P2"/>
      <text:p text:style-name="P2"><text:s text:c="4"/>char allwords[dictlines][hardsize]; // = calloc(sizeof(char*), dictbytes)</text:p>
      <text:p text:style-name="P2"><text:s text:c="4"/>char allshadows[shadowlines][hardsize];</text:p>
      <text:p text:style-name="P2"><text:s text:c="4"/>char allusers[shadowlines][hardsize];</text:p>
      <text:p text:style-name="P2"/>
      <text:p text:style-name="P2"><text:s text:c="4"/>//create buffer to hold one char (one byte)</text:p>
      <text:p text:style-name="P2"><text:s text:c="4"/>char buffer[1];</text:p>
      <text:p text:style-name="P2"><text:s text:c="4"/>char currword[hardsize];</text:p>
      <text:p text:style-name="P2"><text:s text:c="4"/>int nread, currwordIndex = 0, ind = 0;</text:p>
      <text:p text:style-name="P2"/>
      <text:p text:style-name="P2"><text:s text:c="4"/>while ((nread = read(filedes[0], buffer, 1) &gt; 0)){</text:p>
      <text:p text:style-name="P2"><text:s text:c="6"/>if((int)buffer[0] == 10){</text:p>
      <text:p text:style-name="P2"><text:s text:c="8"/>//allwords[ind] = calloc(sizeof(char), currwordIndex);</text:p>
      <text:p text:style-name="P2"><text:s text:c="8"/>strcpy(allwords[ind], currword);</text:p>
      <text:p text:style-name="P2"><text:soft-page-break/><text:s text:c="8"/>strReset(currword, currwordIndex);</text:p>
      <text:p text:style-name="P2"><text:s text:c="8"/>currwordIndex = 0;</text:p>
      <text:p text:style-name="P2"><text:s text:c="8"/>ind++;</text:p>
      <text:p text:style-name="P2"><text:s text:c="6"/>} else {</text:p>
      <text:p text:style-name="P2"><text:s text:c="8"/>currword[currwordIndex] = buffer[0];</text:p>
      <text:p text:style-name="P2"><text:s text:c="8"/>currwordIndex++;</text:p>
      <text:p text:style-name="P2"><text:s text:c="6"/>}</text:p>
      <text:p text:style-name="P2"><text:s text:c="4"/>}</text:p>
      <text:p text:style-name="P2"/>
      <text:p text:style-name="P2"><text:s text:c="4"/>//reset reader data</text:p>
      <text:p text:style-name="P2"><text:s text:c="4"/>strReset(currword, currwordIndex);</text:p>
      <text:p text:style-name="P2"><text:s text:c="4"/>currwordIndex = 0;</text:p>
      <text:p text:style-name="P2"><text:s text:c="4"/>ind = 0;</text:p>
      <text:p text:style-name="P2"/>
      <text:p text:style-name="P2"><text:s text:c="4"/>//read in/parse shadow file data</text:p>
      <text:p text:style-name="P2"><text:s text:c="4"/>while ((nread = read(filedes[1], buffer, 1) &gt; 0)){</text:p>
      <text:p text:style-name="P2"/>
      <text:p text:style-name="P2"><text:s text:c="6"/>if((int)buffer[0] == 58){ //:</text:p>
      <text:p text:style-name="P2"/>
      <text:p text:style-name="P2"><text:s text:c="8"/>strcpy(allusers[ind], currword);</text:p>
      <text:p text:style-name="P2"><text:s text:c="8"/>strReset(currword, currwordIndex);</text:p>
      <text:p text:style-name="P2"><text:s text:c="8"/>currwordIndex = 0;</text:p>
      <text:p text:style-name="P2"/>
      <text:p text:style-name="P2"><text:s text:c="6"/>} else if((int)buffer[0] == 10){</text:p>
      <text:p text:style-name="P2"/>
      <text:p text:style-name="P2"><text:s text:c="8"/>strcpy(allshadows[ind], currword);</text:p>
      <text:p text:style-name="P2"><text:s text:c="8"/>strReset(currword, currwordIndex);</text:p>
      <text:p text:style-name="P2"><text:s text:c="8"/>currwordIndex = 0;</text:p>
      <text:p text:style-name="P2"><text:s text:c="8"/>ind++;</text:p>
      <text:p text:style-name="P2"/>
      <text:p text:style-name="P2"><text:s text:c="6"/>} else {</text:p>
      <text:p text:style-name="P2"><text:s text:c="8"/>currword[currwordIndex] = buffer[0];</text:p>
      <text:p text:style-name="P2"><text:s text:c="8"/>currwordIndex++;</text:p>
      <text:p text:style-name="P2"><text:s text:c="6"/>}</text:p>
      <text:p text:style-name="P2"/>
      <text:p text:style-name="P2"><text:s text:c="4"/>}</text:p>
      <text:p text:style-name="P2"/>
      <text:p text:style-name="P2"><text:s text:c="4"/>int i;</text:p>
      <text:p text:style-name="P2"><text:s text:c="4"/>for(i = 0; i &lt; shadowlines; i++){</text:p>
      <text:p text:style-name="P2"><text:s text:c="6"/>//printf("%s\n", allshadows[i]);</text:p>
      <text:p text:style-name="P2"><text:s text:c="4"/>}</text:p>
      <text:p text:style-name="P2"/>
      <text:p text:style-name="P2"><text:s text:c="4"/>//splitting work load amount nodes</text:p>
      <text:p text:style-name="P2"><text:s text:c="4"/>int ops = ceil(dictlines / wsize);</text:p>
      <text:p text:style-name="P2"><text:s text:c="4"/>int low = rank * ops, high = low + ops;</text:p>
      <text:p text:style-name="P2"/>
      <text:p text:style-name="P2"><text:s text:c="4"/>if(rank == 0){</text:p>
      <text:p text:style-name="P2"><text:s text:c="6"/>printf("Message from root: we have %d words, %d per node, %d nodes\n", dictlines, ops, wsize);</text:p>
      <text:p text:style-name="P2"><text:s text:c="4"/>}</text:p>
      <text:p text:style-name="P2"/>
      <text:p text:style-name="P2"><text:s text:c="4"/>clock_t begin = clock();</text:p>
      <text:p text:style-name="P2"/>
      <text:p text:style-name="P2"><text:s text:c="4"/>int max = 9999; //max digits to append (prefix/suffix)</text:p>
      <text:p text:style-name="P2"/>
      <text:p text:style-name="P2"><text:s text:c="4"/>alpha(allshadows, allwords, allusers, shadowlines, low, high);</text:p>
      <text:p text:style-name="P2"><text:s text:c="4"/>alphanumeric(allshadows, allwords, allusers, shadowlines, low, high, max);</text:p>
      <text:p text:style-name="P2"/>
      <text:p text:style-name="P2"><text:s text:c="4"/>MPI_Barrier(MPI_COMM_WORLD);</text:p>
      <text:p text:style-name="P2"/>
      <text:p text:style-name="P2"><text:s text:c="4"/>if(rank == 0){</text:p>
      <text:p text:style-name="P2"><text:s text:c="6"/>clock_t end = clock();</text:p>
      <text:p text:style-name="P2"><text:s text:c="6"/>double time_spent = (double)(end - begin) / CLOCKS_PER_SEC;</text:p>
      <text:p text:style-name="P2"><text:s text:c="6"/>printf("Time to process: %.4f\n", time_spent);</text:p>
      <text:p text:style-name="P2"><text:s text:c="4"/>}</text:p>
      <text:p text:style-name="P2"/>
      <text:p text:style-name="P2">// <text:s/>}</text:p>
      <text:p text:style-name="P2"/>
      <text:p text:style-name="P2"><text:s text:c="2"/>MPI_Finalize();</text:p>
      <text:p text:style-name="P2"/>
      <text:p text:style-name="P2"><text:s text:c="2"/>return 0;</text:p>
      <text:p text:style-name="P2"/>
      <text:p text:style-name="P2">}</text:p>
      <text:p text:style-name="P1"/>
      <text:p text:style-name="P1"><text:soft-page-break/>individualtest.c)</text:p>
      <text:p text:style-name="P1"/>
      <text:p text:style-name="P2">#define _XOPEN_SOURCE</text:p>
      <text:p text:style-name="P2">#include &lt;unistd.h&gt;</text:p>
      <text:p text:style-name="P2">#include &lt;stdio.h&gt;</text:p>
      <text:p text:style-name="P2">#include &lt;stdlib.h&gt;</text:p>
      <text:p text:style-name="P2">#include &lt;fcntl.h&gt;</text:p>
      <text:p text:style-name="P2">#include &lt;string.h&gt;</text:p>
      <text:p text:style-name="P2">#include &lt;mpi.h&gt;</text:p>
      <text:p text:style-name="P2"/>
      <text:p text:style-name="P2">//clearing a string</text:p>
      <text:p text:style-name="P2">void strReset(char word[], int strsize){</text:p>
      <text:p text:style-name="P2"><text:s text:c="2"/>int i;</text:p>
      <text:p text:style-name="P2"><text:s text:c="2"/>for(i = 0; i &lt; strsize; i++){</text:p>
      <text:p text:style-name="P2"><text:s text:c="4"/>word[i] = '\0';</text:p>
      <text:p text:style-name="P2"><text:s text:c="2"/>}</text:p>
      <text:p text:style-name="P2">}</text:p>
      <text:p text:style-name="P2"/>
      <text:p text:style-name="P2">//for manually appending a \0 at the end of a string</text:p>
      <text:p text:style-name="P2">void strResize(char *str){</text:p>
      <text:p text:style-name="P2"/>
      <text:p text:style-name="P2"><text:s text:c="2"/>int i, strsize = strlen(str)-1;</text:p>
      <text:p text:style-name="P2"><text:s text:c="2"/>str[strsize-1] = '\0';</text:p>
      <text:p text:style-name="P2"><text:s text:c="2"/>/*</text:p>
      <text:p text:style-name="P2"><text:s text:c="2"/>for(i = strsize; i &gt; 0; i--){</text:p>
      <text:p text:style-name="P2"><text:s text:c="4"/>printf("(%d %c)", (int)str[i], str[i]);</text:p>
      <text:p text:style-name="P2"><text:s text:c="4"/>if((int)str[i] == -1){</text:p>
      <text:p text:style-name="P2"><text:s text:c="6"/>str[i] = '\0';</text:p>
      <text:p text:style-name="P2"><text:s text:c="6"/>return;</text:p>
      <text:p text:style-name="P2"><text:s text:c="4"/>} else {</text:p>
      <text:p text:style-name="P2"><text:s text:c="6"/>str[i] = '\0';</text:p>
      <text:p text:style-name="P2"><text:s text:c="4"/>}</text:p>
      <text:p text:style-name="P2"><text:s text:c="2"/>}</text:p>
      <text:p text:style-name="P2"><text:s text:c="2"/>*/</text:p>
      <text:p text:style-name="P2">}</text:p>
      <text:p text:style-name="P2"/>
      <text:p text:style-name="P2">//string to int (not used)</text:p>
      <text:p text:style-name="P2">int stringtoint(char *c){</text:p>
      <text:p text:style-name="P2"/>
      <text:p text:style-name="P2"><text:s text:c="2"/>//convert string to int</text:p>
      <text:p text:style-name="P2"><text:s text:c="2"/>//cant use atoi</text:p>
      <text:p text:style-name="P2"/>
      <text:p text:style-name="P2"><text:s text:c="2"/>int i = 0, num = 0;</text:p>
      <text:p text:style-name="P2"><text:s text:c="2"/>while(c[i] != '\0'){</text:p>
      <text:p text:style-name="P2"><text:s text:c="4"/>num = 10 * num + (c[i] - '0');</text:p>
      <text:p text:style-name="P2"><text:s text:c="4"/>i++;</text:p>
      <text:p text:style-name="P2"><text:s text:c="2"/>}</text:p>
      <text:p text:style-name="P2"/>
      <text:p text:style-name="P2"><text:s text:c="2"/>return num;</text:p>
      <text:p text:style-name="P2"/>
      <text:p text:style-name="P2">}</text:p>
      <text:p text:style-name="P2"/>
      <text:p text:style-name="P2">int numDigits(int n){</text:p>
      <text:p text:style-name="P2"/>
      <text:p text:style-name="P2"><text:s text:c="2"/>int count = 0;</text:p>
      <text:p text:style-name="P2"/>
      <text:p text:style-name="P2"><text:s text:c="2"/>while(n != 0){</text:p>
      <text:p text:style-name="P2"><text:s text:c="4"/>count++;</text:p>
      <text:p text:style-name="P2"><text:s text:c="4"/>n /= 10;</text:p>
      <text:p text:style-name="P2"><text:s text:c="2"/>}</text:p>
      <text:p text:style-name="P2"/>
      <text:p text:style-name="P2"><text:s text:c="2"/>return count;</text:p>
      <text:p text:style-name="P2"/>
      <text:p text:style-name="P2">}</text:p>
      <text:p text:style-name="P2"/>
      <text:p text:style-name="P2">//too slow</text:p>
      <text:p text:style-name="P2">//fix this</text:p>
      <text:p text:style-name="P2">void intToString(int n, char str[]){</text:p>
      <text:p text:style-name="P2"><text:s text:c="2"/>sprintf(str, "%d", n);</text:p>
      <text:p text:style-name="P2">}</text:p>
      <text:p text:style-name="P2"/>
      <text:p text:style-name="P2">void prefix(int pre, char *str, char output[]){</text:p>
      <text:p text:style-name="P2"/>
      <text:p text:style-name="P2"><text:s text:c="2"/>int sLength = strlen(str);</text:p>
      <text:p text:style-name="P2"><text:soft-page-break/><text:s text:c="2"/>int preLength = numDigits(pre);</text:p>
      <text:p text:style-name="P2"><text:s text:c="2"/>int i;</text:p>
      <text:p text:style-name="P2"/>
      <text:p text:style-name="P2"><text:s text:c="2"/>char prefix[preLength];</text:p>
      <text:p text:style-name="P2"><text:s text:c="2"/>intToString(pre, prefix);</text:p>
      <text:p text:style-name="P2"/>
      <text:p text:style-name="P2"><text:s text:c="2"/>int wordsize = (preLength + sLength);</text:p>
      <text:p text:style-name="P2"/>
      <text:p text:style-name="P2"><text:s text:c="2"/>for(i = 0; i &lt; preLength; i++){</text:p>
      <text:p text:style-name="P2"><text:s text:c="4"/>output[i] = prefix[i];</text:p>
      <text:p text:style-name="P2"><text:s text:c="2"/>}</text:p>
      <text:p text:style-name="P2"/>
      <text:p text:style-name="P2"><text:s text:c="2"/>int localindex = 0;</text:p>
      <text:p text:style-name="P2"><text:s text:c="2"/>for(i = preLength; i &lt; (sLength + preLength); i++){</text:p>
      <text:p text:style-name="P2"><text:s text:c="4"/>output[i] = str[localindex];</text:p>
      <text:p text:style-name="P2"><text:s text:c="4"/>localindex++;</text:p>
      <text:p text:style-name="P2"><text:s text:c="2"/>}</text:p>
      <text:p text:style-name="P2"/>
      <text:p text:style-name="P2"><text:s text:c="2"/>output[wordsize] = '\0'; //string may not be terminated correctly, add \0 to end</text:p>
      <text:p text:style-name="P2"/>
      <text:p text:style-name="P2">}</text:p>
      <text:p text:style-name="P2"/>
      <text:p text:style-name="P2">void suffix(int suf, char *str, char output[]){</text:p>
      <text:p text:style-name="P2"/>
      <text:p text:style-name="P2"><text:s text:c="2"/>int sLength = strlen(str);</text:p>
      <text:p text:style-name="P2"><text:s text:c="2"/>int sufLength = numDigits(suf);</text:p>
      <text:p text:style-name="P2"><text:s text:c="2"/>int i;</text:p>
      <text:p text:style-name="P2"/>
      <text:p text:style-name="P2"><text:s text:c="2"/>char suffix[sufLength];</text:p>
      <text:p text:style-name="P2"><text:s text:c="2"/>intToString(suf, suffix);</text:p>
      <text:p text:style-name="P2"/>
      <text:p text:style-name="P2"><text:s text:c="2"/>int wordsize = (sLength + sufLength);</text:p>
      <text:p text:style-name="P2"/>
      <text:p text:style-name="P2"><text:s text:c="2"/>for(i = 0; i &lt; sLength; i++){</text:p>
      <text:p text:style-name="P2"><text:s text:c="4"/>output[i] = str[i];</text:p>
      <text:p text:style-name="P2"><text:s text:c="2"/>}</text:p>
      <text:p text:style-name="P2"/>
      <text:p text:style-name="P2"><text:s text:c="2"/>int localindex = 0;</text:p>
      <text:p text:style-name="P2"><text:s text:c="2"/>for(i = sLength; i &lt; wordsize; i++){</text:p>
      <text:p text:style-name="P2"><text:s text:c="4"/>output[i] = suffix[localindex];</text:p>
      <text:p text:style-name="P2"><text:s text:c="4"/>localindex++;</text:p>
      <text:p text:style-name="P2"><text:s text:c="2"/>}</text:p>
      <text:p text:style-name="P2"/>
      <text:p text:style-name="P2"><text:s text:c="2"/>output[wordsize] = '\0'; //string may not be terminated correctly, add \0 to end</text:p>
      <text:p text:style-name="P2"/>
      <text:p text:style-name="P2">}</text:p>
      <text:p text:style-name="P2"/>
      <text:p text:style-name="P2">//first, brute force dictionary word</text:p>
      <text:p text:style-name="P2">/*</text:p>
      <text:p text:style-name="P2">void alpha(char *word, char **shadow, char **users, int shadowcount, int start, int end){</text:p>
      <text:p text:style-name="P2"><text:s text:c="2"/>int i, j;</text:p>
      <text:p text:style-name="P2"><text:s text:c="2"/>char* salt = "$1$ab";</text:p>
      <text:p text:style-name="P2"><text:s text:c="2"/>for(i = start; i &lt; end; i++){</text:p>
      <text:p text:style-name="P2"><text:s text:c="4"/>char* cypertext = crypt(dict[i], salt);</text:p>
      <text:p text:style-name="P2"><text:s text:c="4"/>for(j = 0; j &lt; shadowcount; j++){</text:p>
      <text:p text:style-name="P2"><text:s text:c="6"/>if(strcmp(cypertext, shadow[j]) == 0){</text:p>
      <text:p text:style-name="P2"><text:s text:c="8"/>printf("User %s has password %s\n", users[j], dict[i]);</text:p>
      <text:p text:style-name="P2"><text:s text:c="6"/>}</text:p>
      <text:p text:style-name="P2"><text:s text:c="4"/>}</text:p>
      <text:p text:style-name="P2"><text:s text:c="2"/>}</text:p>
      <text:p text:style-name="P2">}</text:p>
      <text:p text:style-name="P2">*/</text:p>
      <text:p text:style-name="P2"/>
      <text:p text:style-name="P2">//try all alphanumeric combinations (eg using 1, 12 -&gt; 99999 as prefix or suffix)</text:p>
      <text:p text:style-name="P2">void alphanumeric(char *word, char shadow[][100], char users[][100], int shadowcount, int start, int end){</text:p>
      <text:p text:style-name="P2"/>
      <text:p text:style-name="P2"><text:s text:c="2"/>int i, j, ps;</text:p>
      <text:p text:style-name="P2"/>
      <text:p text:style-name="P2"><text:s text:c="2"/>char* salt = "$1$ab";</text:p>
      <text:p text:style-name="P2"/>
      <text:p text:style-name="P2"><text:s text:c="2"/>for(ps = start; ps &lt; end; ps++){</text:p>
      <text:p text:style-name="P2"/>
      <text:p text:style-name="P2"><text:s text:c="4"/>//get the word appended to a prefix/suffix</text:p>
      <text:p text:style-name="P2"><text:s text:c="4"/>char preword[strlen(word) + numDigits(ps)];</text:p>
      <text:p text:style-name="P2"><text:soft-page-break/><text:s text:c="4"/>prefix(ps, word, preword);</text:p>
      <text:p text:style-name="P2"/>
      <text:p text:style-name="P2"><text:s text:c="4"/>//encrypt</text:p>
      <text:p text:style-name="P2"><text:s text:c="4"/>char* prefixCrypt = crypt(preword, salt);</text:p>
      <text:p text:style-name="P2"/>
      <text:p text:style-name="P2"><text:s text:c="4"/>//printf("%s %s\n", preword, prefixCrypt);</text:p>
      <text:p text:style-name="P2"/>
      <text:p text:style-name="P2"><text:s text:c="4"/>//check both to all shadow files</text:p>
      <text:p text:style-name="P2"><text:s text:c="4"/>for(j = 0; j &lt; shadowcount; j++){</text:p>
      <text:p text:style-name="P2"><text:s text:c="6"/>if(strcmp(prefixCrypt, shadow[j]) == 0){</text:p>
      <text:p text:style-name="P2"><text:s text:c="8"/>printf("User %s has password %s\n", users[j], preword);</text:p>
      <text:p text:style-name="P2"><text:s text:c="6"/>}</text:p>
      <text:p text:style-name="P2"><text:s text:c="4"/>}</text:p>
      <text:p text:style-name="P2"><text:s text:c="2"/>}</text:p>
      <text:p text:style-name="P2"/>
      <text:p text:style-name="P2"><text:s text:c="2"/>for(ps = start; ps &lt; end; ps++){</text:p>
      <text:p text:style-name="P2"/>
      <text:p text:style-name="P2"><text:s text:c="4"/>//get the word appended to a suffix</text:p>
      <text:p text:style-name="P2"><text:s text:c="4"/>char sufword[strlen(word) + numDigits(ps)];</text:p>
      <text:p text:style-name="P2"><text:s text:c="4"/>suffix(ps, word, sufword);</text:p>
      <text:p text:style-name="P2"/>
      <text:p text:style-name="P2"><text:s text:c="4"/>//encrypt</text:p>
      <text:p text:style-name="P2"><text:s text:c="4"/>char *suffixCrypt = crypt(sufword, salt);</text:p>
      <text:p text:style-name="P2"/>
      <text:p text:style-name="P2"><text:s text:c="4"/>//printf("%s %s\n", sufword, suffixCrypt);</text:p>
      <text:p text:style-name="P2"/>
      <text:p text:style-name="P2"><text:s text:c="4"/>//check both to all shadow files</text:p>
      <text:p text:style-name="P2"><text:s text:c="4"/>for(j = 0; j &lt; shadowcount; j++){</text:p>
      <text:p text:style-name="P2"><text:s text:c="6"/>if(strcmp(suffixCrypt, shadow[j]) == 0){</text:p>
      <text:p text:style-name="P2"><text:s text:c="8"/>printf("User %s has password %s\n", users[j], sufword);</text:p>
      <text:p text:style-name="P2"><text:s text:c="6"/>}</text:p>
      <text:p text:style-name="P2"><text:s text:c="4"/>}</text:p>
      <text:p text:style-name="P2"><text:s text:c="2"/>}</text:p>
      <text:p text:style-name="P2">}</text:p>
      <text:p text:style-name="P2"/>
      <text:p text:style-name="P2">int main(int argc, char **argv){</text:p>
      <text:p text:style-name="P2"/>
      <text:p text:style-name="P2"><text:s text:c="2"/>int wsize, rank;</text:p>
      <text:p text:style-name="P2"><text:s text:c="2"/>MPI_Init(&amp;argc, &amp;argv);</text:p>
      <text:p text:style-name="P2"><text:s text:c="2"/>MPI_Comm_size(MPI_COMM_WORLD, &amp;wsize);</text:p>
      <text:p text:style-name="P2"><text:s text:c="2"/>MPI_Comm_rank(MPI_COMM_WORLD, &amp;rank);</text:p>
      <text:p text:style-name="P2"/>
      <text:p text:style-name="P2"><text:s text:c="2"/>//hardset sizes</text:p>
      <text:p text:style-name="P2"><text:s text:c="2"/>int shadowlines = 11;</text:p>
      <text:p text:style-name="P2"><text:s text:c="2"/>int hardsize = 100; //max string size</text:p>
      <text:p text:style-name="P2"/>
      <text:p text:style-name="P2"><text:s text:c="2"/>int filedes;</text:p>
      <text:p text:style-name="P2"/>
      <text:p text:style-name="P2"><text:s text:c="2"/>filedes = open("shadow.txt", O_RDONLY);</text:p>
      <text:p text:style-name="P2"/>
      <text:p text:style-name="P2"><text:s text:c="2"/>char *word = "nodes";</text:p>
      <text:p text:style-name="P2"/>
      <text:p text:style-name="P2">/*</text:p>
      <text:p text:style-name="P2"><text:s text:c="2"/>if(argc &lt; 2){</text:p>
      <text:p text:style-name="P2"><text:s text:c="4"/>printf("Enter a word\n");</text:p>
      <text:p text:style-name="P2"><text:s text:c="4"/>MPI_Finalize();</text:p>
      <text:p text:style-name="P2"><text:s text:c="4"/>return 0;</text:p>
      <text:p text:style-name="P2"><text:s text:c="2"/>}</text:p>
      <text:p text:style-name="P2">*/</text:p>
      <text:p text:style-name="P2"/>
      <text:p text:style-name="P2"><text:s text:c="2"/>if(filedes == -1){</text:p>
      <text:p text:style-name="P2"><text:s text:c="4"/>printf("File open err\n");</text:p>
      <text:p text:style-name="P2"><text:s text:c="4"/>MPI_Finalize();</text:p>
      <text:p text:style-name="P2"><text:s text:c="4"/>return 0;</text:p>
      <text:p text:style-name="P2"><text:s text:c="2"/>}</text:p>
      <text:p text:style-name="P2"/>
      <text:p text:style-name="P2"><text:s text:c="2"/>char allshadows[shadowlines][hardsize];// = malloc(sizeof(char*) * shadowlines);</text:p>
      <text:p text:style-name="P2"><text:s text:c="2"/>char allusers[shadowlines][hardsize];// = malloc(sizeof(char*) * shadowlines);</text:p>
      <text:p text:style-name="P2"/>
      <text:p text:style-name="P2"><text:s text:c="2"/>char buffer[1];</text:p>
      <text:p text:style-name="P2"><text:s text:c="2"/>char currword[hardsize];</text:p>
      <text:p text:style-name="P2"><text:s text:c="2"/>int nread, currwordIndex = 0, ind = 0;</text:p>
      <text:p text:style-name="P2"/>
      <text:p text:style-name="P2"><text:s text:c="2"/>//read in/parse shadow file data</text:p>
      <text:p text:style-name="P2"><text:s text:c="2"/>while ((nread = read(filedes, buffer, 1) &gt; 0)){</text:p>
      <text:p text:style-name="P2"><text:soft-page-break/></text:p>
      <text:p text:style-name="P2"><text:s text:c="4"/>if((int)buffer[0] == 58){ //:</text:p>
      <text:p text:style-name="P2"/>
      <text:p text:style-name="P2"><text:s text:c="6"/>strcpy(allusers[ind], currword);</text:p>
      <text:p text:style-name="P2"><text:s text:c="6"/>strReset(currword, currwordIndex);</text:p>
      <text:p text:style-name="P2"><text:s text:c="6"/>currwordIndex = 0;</text:p>
      <text:p text:style-name="P2"/>
      <text:p text:style-name="P2"><text:s text:c="4"/>} else if((int)buffer[0] == 10){</text:p>
      <text:p text:style-name="P2"/>
      <text:p text:style-name="P2"><text:s text:c="6"/>strcpy(allshadows[ind], currword);</text:p>
      <text:p text:style-name="P2"><text:s text:c="6"/>strReset(currword, currwordIndex);</text:p>
      <text:p text:style-name="P2"><text:s text:c="6"/>currwordIndex = 0;</text:p>
      <text:p text:style-name="P2"><text:s text:c="6"/>ind++;</text:p>
      <text:p text:style-name="P2"/>
      <text:p text:style-name="P2"><text:s text:c="4"/>} else {</text:p>
      <text:p text:style-name="P2"><text:s text:c="6"/>currword[currwordIndex] = buffer[0];</text:p>
      <text:p text:style-name="P2"><text:s text:c="6"/>currwordIndex++;</text:p>
      <text:p text:style-name="P2"><text:s text:c="4"/>}</text:p>
      <text:p text:style-name="P2"/>
      <text:p text:style-name="P2"><text:s text:c="2"/>}</text:p>
      <text:p text:style-name="P2"/>
      <text:p text:style-name="P2"><text:s text:c="2"/>//splitting work load amount nodes</text:p>
      <text:p text:style-name="P2"/>
      <text:p text:style-name="P2"><text:s text:c="2"/>int max = 9999;</text:p>
      <text:p text:style-name="P2"/>
      <text:p text:style-name="P2"><text:s text:c="2"/>int ops = max / wsize;</text:p>
      <text:p text:style-name="P2"><text:s text:c="2"/>int low = rank * ops, high = low + ops;</text:p>
      <text:p text:style-name="P2"/>
      <text:p text:style-name="P2"><text:s text:c="2"/>if(rank == 0){</text:p>
      <text:p text:style-name="P2"><text:s text:c="4"/>printf("Message from root: we have word %s, appending 0 --&gt; %d on prefix/suffix\n", word, max);</text:p>
      <text:p text:style-name="P2"><text:s text:c="2"/>}</text:p>
      <text:p text:style-name="P2"/>
      <text:p text:style-name="P2"><text:s text:c="2"/>//printf("Rank %d checking in: %d --&gt; %d\n", rank, low, high);</text:p>
      <text:p text:style-name="P2"/>
      <text:p text:style-name="P2"><text:s text:c="2"/>alphanumeric(word, allshadows, allusers, shadowlines, low, high);</text:p>
      <text:p text:style-name="P2"/>
      <text:p text:style-name="P2"><text:s text:c="2"/>close(filedes);</text:p>
      <text:p text:style-name="P2"/>
      <text:p text:style-name="P2"><text:s text:c="2"/>MPI_Finalize();</text:p>
      <text:p text:style-name="P2"/>
      <text:p text:style-name="P2"><text:s text:c="2"/>return 0;</text:p>
      <text:p text:style-name="P2"/>
      <text:p text:style-name="P2">}</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Lohit Devanagari1" svg:font-family="'Lohit Devanagari'"/>
    <style:font-face style:name="arial" svg:font-family="arial, sans-serif"/>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01:33:03.181471524</meta:creation-date>
    <dc:date>2019-11-08T02:09:59.040905155</dc:date>
    <meta:editing-duration>PT36M51S</meta:editing-duration>
    <meta:editing-cycles>13</meta:editing-cycles>
    <meta:generator>LibreOffice/5.3.6.1$Linux_X86_64 LibreOffice_project/30$Build-1</meta:generator>
    <meta:document-statistic meta:table-count="1" meta:image-count="0" meta:object-count="0" meta:page-count="11" meta:paragraph-count="516" meta:word-count="2226" meta:character-count="15557" meta:non-whitespace-character-count="12513"/>
  </office:meta>
</office:document-meta>
</file>